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tru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83cm"/>
    </style:style>
    <style:style style:name="gr11" style:family="graphic" style:parent-style-name="standard">
      <style:graphic-properties draw:textarea-horizontal-align="justify" draw:textarea-vertical-align="middle" draw:auto-grow-height="true" fo:min-height="0.713cm" fo:min-width="2.034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1.143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981cm" svg:x="3.032cm" svg:y="1.42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5.15cm" svg:height="0.963cm" svg:x="6.842cm" svg:y="1.781cm">
          <text:p text:style-name="P1">Simple Graphic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9cm" svg:height="0.963cm" svg:x="12.487cm" svg:y="1.781cm">
          <text:p text:style-name="P1">The Matri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29cm" svg:height="0.963cm" svg:x="34.866cm" svg:y="1.781cm">
          <text:p text:style-name="P1">Message Transpor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416cm" svg:y1="2.771cm" svg:x2="9.416cm" svg:y2="27.797cm">
          <text:p/>
        </draw:line>
        <draw:line draw:style-name="gr3" draw:text-style-name="P1" draw:layer="layout" svg:x1="14.236cm" svg:y1="2.771cm" svg:x2="14.236cm" svg:y2="27.797cm">
          <text:p/>
        </draw:line>
        <draw:line draw:style-name="gr3" draw:text-style-name="P1" draw:layer="layout" svg:x1="37.83cm" svg:y1="2.771cm" svg:x2="37.83cm" svg:y2="27.797cm">
          <text:p/>
        </draw:line>
        <draw:custom-shape draw:style-name="gr1" draw:text-style-name="P1" draw:layer="layout" svg:width="0.853cm" svg:height="21.978cm" svg:x="8.99cm" svg:y="5.184cm">
          <draw:glue-point draw:id="4" svg:x="5.011cm" svg:y="-3.57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draw:text-style-name="P1" draw:layer="layout" svg:width="0cm" svg:height="24.263cm" svg:x="4.175cm" svg:y="3.533cm" svg:viewBox="0 0 0 24264" draw:points="0,0 0,1823 0,24264">
          <draw:glue-point draw:id="4" svg:x="0cm" svg:y="-4.248cm"/>
          <text:p/>
        </draw:polyline>
        <draw:custom-shape draw:style-name="gr1" draw:text-style-name="P1" draw:layer="layout" svg:width="0.788cm" svg:height="18.803cm" svg:x="13.906cm" svg:y="7.724cm">
          <draw:glue-point draw:id="4" svg:x="5cm" svg:y="-1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4.934cm" svg:height="0.963cm" svg:x="10.509cm" svg:y="6.38cm">
          <draw:text-box>
            <text:p>Move my object</text:p>
          </draw:text-box>
        </draw:frame>
        <draw:custom-shape draw:style-name="gr1" draw:text-style-name="P1" draw:layer="layout" svg:width="0.788cm" svg:height="2.54cm" svg:x="37.45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006cm" svg:height="0.963cm" svg:x="4.429cm" svg:y="4.228cm">
          <draw:text-box>
            <text:p>Press move key</text:p>
          </draw:text-box>
        </draw:frame>
        <draw:custom-shape draw:style-name="gr2" draw:text-style-name="P1" draw:layer="layout" svg:width="3.423cm" svg:height="0.963cm" svg:x="18.402cm" svg:y="1.781cm">
          <text:p text:style-name="P1">fpLoc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304cm" svg:y1="2.771cm" svg:x2="20.304cm" svg:y2="27.797cm">
          <text:p/>
        </draw:line>
        <draw:frame draw:style-name="gr5" draw:layer="layout" svg:width="3.745cm" svg:height="0.963cm" svg:x="15.67cm" svg:y="7.978cm">
          <draw:text-box>
            <text:p>Where am i</text:p>
          </draw:text-box>
        </draw:frame>
        <draw:custom-shape draw:style-name="gr1" draw:text-style-name="P1" draw:layer="layout" svg:width="0.788cm" svg:height="2.54cm" svg:x="19.897cm" svg:y="8.99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716cm" svg:y1="8.994cm" svg:x2="19.923cm" svg:y2="8.994cm">
          <text:p/>
        </draw:line>
        <draw:line draw:style-name="gr6" draw:text-style-name="P1" draw:layer="layout" svg:x1="9.855cm" svg:y1="7.724cm" svg:x2="13.827cm" svg:y2="7.724cm">
          <text:p/>
        </draw:line>
        <draw:line draw:style-name="gr7" draw:text-style-name="P1" draw:layer="layout" svg:x1="19.796cm" svg:y1="11.407cm" svg:x2="14.716cm" svg:y2="11.407cm">
          <text:p/>
        </draw:line>
        <draw:custom-shape draw:style-name="gr2" draw:text-style-name="P1" draw:layer="layout" svg:width="4.308cm" svg:height="0.963cm" svg:x="27.807cm" svg:y="1.781cm">
          <text:p text:style-name="P1">FootPrintMa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9.961cm" svg:y1="2.771cm" svg:x2="29.961cm" svg:y2="27.797cm">
          <text:p/>
        </draw:line>
        <draw:frame draw:style-name="gr5" draw:layer="layout" svg:width="4.117cm" svg:height="0.963cm" svg:x="15.478cm" svg:y="10.518cm">
          <draw:text-box>
            <text:p>Row, column</text:p>
          </draw:text-box>
        </draw:frame>
        <draw:custom-shape draw:style-name="gr1" draw:text-style-name="P1" draw:layer="layout" svg:width="0.788cm" svg:height="1.651cm" svg:x="29.575cm" svg:y="2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716cm" svg:y1="20.17cm" svg:x2="29.575cm" svg:y2="20.297cm">
          <text:p/>
        </draw:line>
        <draw:frame draw:style-name="gr8" draw:layer="layout" svg:width="15.621cm" svg:height="0.963cm" svg:x="14.843cm" svg:y="19.161cm">
          <draw:text-box>
            <text:p>[Moveleft = true &amp; collision = false] update footprint</text:p>
          </draw:text-box>
        </draw:frame>
        <draw:line draw:style-name="gr6" draw:text-style-name="P1" draw:layer="layout" svg:x1="14.716cm" svg:y1="23.091cm" svg:x2="37.576cm" svg:y2="23.091cm">
          <text:p/>
        </draw:line>
        <draw:frame draw:style-name="gr9" draw:layer="layout" svg:width="8.001cm" svg:height="1.266cm" svg:x="20.431cm" svg:y="21.959cm">
          <draw:text-box>
            <text:p>Broadcast BSS messages</text:p>
          </draw:text-box>
        </draw:frame>
        <draw:custom-shape draw:style-name="gr1" draw:text-style-name="P1" draw:layer="layout" svg:width="0.788cm" svg:height="22.486cm" svg:x="3.794cm" svg:y="5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556cm" svg:y1="5.184cm" svg:x2="9.001cm" svg:y2="5.184cm">
          <text:p/>
        </draw:line>
        <draw:line draw:style-name="gr7" draw:text-style-name="P1" draw:layer="layout" svg:x1="9.001cm" svg:y1="27.162cm" svg:x2="4.556cm" svg:y2="27.162cm">
          <text:p/>
        </draw:line>
        <draw:frame draw:style-name="gr10" draw:layer="layout" svg:width="3.429cm" svg:height="1.675cm" svg:x="5.318cm" svg:y="25.36cm">
          <draw:text-box>
            <text:p>Refreshed screen</text:p>
          </draw:text-box>
        </draw:frame>
        <draw:custom-shape draw:style-name="gr11" draw:text-style-name="P1" draw:layer="layout" svg:width="2.534cm" svg:height="0.963cm" svg:x="22.723cm" svg:y="1.755cm">
          <text:p text:style-name="P1">Maz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99cm" svg:y1="2.771cm" svg:x2="23.99cm" svg:y2="27.797cm">
          <text:p/>
        </draw:line>
        <draw:custom-shape draw:style-name="gr1" draw:text-style-name="P1" draw:layer="layout" svg:width="0.788cm" svg:height="1.905cm" svg:x="23.596cm" svg:y="12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589cm" svg:y1="12.804cm" svg:x2="23.479cm" svg:y2="12.804cm">
          <text:p/>
        </draw:line>
        <draw:frame draw:style-name="gr12" draw:layer="layout" svg:width="6.35cm" svg:height="0.963cm" svg:x="16.367cm" svg:y="12.042cm">
          <draw:text-box>
            <text:p>Is able to move left</text:p>
          </draw:text-box>
        </draw:frame>
        <draw:line draw:style-name="gr7" draw:text-style-name="P1" draw:layer="layout" svg:x1="23.987cm" svg:y1="14.709cm" svg:x2="14.716cm" svg:y2="14.709cm">
          <text:p/>
        </draw:line>
        <draw:frame draw:style-name="gr13" draw:layer="layout" svg:width="4.191cm" svg:height="1.393cm" svg:x="17.51cm" svg:y="13.693cm">
          <draw:text-box>
            <text:p>Moveleft</text:p>
          </draw:text-box>
        </draw:frame>
        <draw:custom-shape draw:style-name="gr1" draw:text-style-name="P1" draw:layer="layout" svg:width="0.788cm" svg:height="1.905cm" svg:x="23.606cm" svg:y="1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716cm" svg:y1="16.487cm" svg:x2="23.606cm" svg:y2="16.487cm">
          <text:p/>
        </draw:line>
        <draw:frame draw:style-name="gr14" draw:layer="layout" svg:width="6.35cm" svg:height="1.016cm" svg:x="16.494cm" svg:y="15.598cm">
          <draw:text-box>
            <text:p>Check user collision</text:p>
          </draw:text-box>
        </draw:frame>
        <draw:line draw:style-name="gr7" draw:text-style-name="P1" draw:layer="layout" svg:x1="23.606cm" svg:y1="18.265cm" svg:x2="14.716cm" svg:y2="18.265cm">
          <text:p/>
        </draw:line>
        <draw:frame draw:style-name="gr15" draw:layer="layout" svg:width="3.175cm" svg:height="0.963cm" svg:x="17.637cm" svg:y="17.302cm">
          <draw:text-box>
            <text:p>colli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4:13:38.26</meta:creation-date>
    <meta:generator>LibreOffice/3.6$Windows_x86 LibreOffice_project/58f22d5-270d05a-e2abed1-ea17a85-9b5702</meta:generator>
    <dc:date>2012-12-06T17:52:27.74</dc:date>
    <meta:editing-duration>PT2H1M41S</meta:editing-duration>
    <meta:editing-cycles>45</meta:editing-cycles>
    <meta:document-statistic meta:object-count="44"/>
  </office:meta>
</office:document-meta>
</file>